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fff99" fo:background-color="transparen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3901" officeooo:paragraph-rsid="001c3901" fo:background-color="transparen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3901" officeooo:paragraph-rsid="001fff99" fo:background-color="transparen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84c9" officeooo:paragraph-rsid="001c84c9" fo:background-color="transparen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84c9" officeooo:paragraph-rsid="001e536a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84c9" officeooo:paragraph-rsid="001fbb55" fo:background-color="transparen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c84c9" officeooo:paragraph-rsid="001fff99" fo:background-color="transparent"/>
    </style:style>
    <style:style style:name="P9" style:family="paragraph" style:parent-style-name="Standard">
      <style:paragraph-properties style:line-height-at-least="0.503cm"/>
      <style:text-properties fo:color="#000000" fo:background-color="transparent"/>
    </style:style>
    <style:style style:name="P10" style:family="paragraph" style:parent-style-name="Standard">
      <style:paragraph-properties style:line-height-at-least="0.503cm"/>
      <style:text-properties fo:color="#000000" officeooo:rsid="001fff99" officeooo:paragraph-rsid="001fff99" fo:background-color="transparent"/>
    </style:style>
    <style:style style:name="P11" style:family="paragraph" style:parent-style-name="Standard">
      <style:text-properties officeooo:rsid="002216d8" officeooo:paragraph-rsid="002216d8"/>
    </style:style>
    <style:style style:name="P12" style:family="paragraph" style:parent-style-name="Standard">
      <style:text-properties officeooo:rsid="0023e43a" officeooo:paragraph-rsid="0023e43a"/>
    </style:style>
    <style:style style:name="P13" style:family="paragraph" style:parent-style-name="Standard">
      <style:text-properties officeooo:rsid="00252f4e" officeooo:paragraph-rsid="00252f4e"/>
    </style:style>
    <style:style style:name="P14" style:family="paragraph" style:parent-style-name="Standard">
      <style:text-properties officeooo:rsid="00261ae3" officeooo:paragraph-rsid="00261ae3"/>
    </style:style>
    <style:style style:name="T1" style:family="text">
      <style:text-properties officeooo:rsid="00195b60"/>
    </style:style>
    <style:style style:name="T2" style:family="text">
      <style:text-properties officeooo:rsid="001a4bdd"/>
    </style:style>
    <style:style style:name="T3" style:family="text">
      <style:text-properties officeooo:rsid="001e536a"/>
    </style:style>
    <style:style style:name="T4" style:family="text">
      <style:text-properties officeooo:rsid="001fbb55"/>
    </style:style>
    <style:style style:name="T5" style:family="text">
      <style:text-properties officeooo:rsid="0021ddc0"/>
    </style:style>
    <style:style style:name="T6" style:family="text">
      <style:text-properties fo:color="#ed1c24"/>
    </style:style>
    <style:style style:name="T7" style:family="text">
      <style:text-properties officeooo:rsid="00252f4e"/>
    </style:style>
    <style:style style:name="T8" style:family="text">
      <style:text-properties officeooo:rsid="0028ac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 mongoose = require ("mongoose");</text:p>
      <text:p text:style-name="P1">const Schema = mongoose.Schema;</text:p>
      <text:p text:style-name="P9"/>
      <text:p text:style-name="P1">const <text:span text:style-name="T1">Book</text:span>Schema = new Schema({</text:p>
      <text:p text:style-name="P1"><text:span text:style-name="T1">title</text:span>: {</text:p>
      <text:p text:style-name="P1">type: String,</text:p>
      <text:p text:style-name="P1">require: true</text:p>
      <text:p text:style-name="P1">},</text:p>
      <text:p text:style-name="P1"><text:span text:style-name="T1">pusblication</text:span>: {</text:p>
      <text:p text:style-name="P1">type: <text:span text:style-name="T2">Date</text:span>,</text:p>
      <text:p text:style-name="P3">required: true</text:p>
      <text:p text:style-name="P1">}</text:p>
      <text:p text:style-name="P9"/>
      <text:p text:style-name="P1">});</text:p>
      <text:p text:style-name="P9"/>
      <text:p text:style-name="P1">module.exports = AuthorSchema;</text:p>
      <text:p text:style-name="P1"/>
      <text:p text:style-name="P5">two different ways you can do relationship in Mongoose. </text:p>
      <text:p text:style-name="P5">1. Normalising – referencing to another document </text:p>
      <text:p text:style-name="P6">2. Denormalising – embedding document into document</text:p>
      <text:p text:style-name="P6"/>
      <text:p text:style-name="P7"><text:span text:style-name="T3">since we have both the document set up (book and author) we will do referencing in our case. </text:span></text:p>
      <text:p text:style-name="P7"/>
      <text:p text:style-name="P7"><text:span text:style-name="T4">Go to schema and add property call author: which will hold id from the author of another collection. </text:span><text:s/></text:p>
      <text:p text:style-name="P7"/>
      <text:p text:style-name="P7"/>
      <text:p text:style-name="P2">const <text:span text:style-name="T1">Book</text:span>Schema = new Schema({</text:p>
      <text:p text:style-name="P2"><text:span text:style-name="T1">title</text:span>: {</text:p>
      <text:p text:style-name="P2">type: String,</text:p>
      <text:p text:style-name="P2">require: true</text:p>
      <text:p text:style-name="P2">},</text:p>
      <text:p text:style-name="P2"><text:span text:style-name="T1">pusblication</text:span>: {</text:p>
      <text:p text:style-name="P2">type: <text:span text:style-name="T2">Date</text:span>,</text:p>
      <text:p text:style-name="P4">required: true</text:p>
      <text:p text:style-name="P2">}</text:p>
      <text:p text:style-name="P10">author: {</text:p>
      <text:p text:style-name="P10"><text:tab/>type: mongoose.Schema.Types.ObjectId,</text:p>
      <text:p text:style-name="P10"><text:tab/><text:span text:style-name="T5">ref: “author” //exact same name as you have in Schema</text:span></text:p>
      <text:p text:style-name="P10"/>
      <text:p text:style-name="P10">}</text:p>
      <text:p text:style-name="P8">});</text:p>
      <text:p text:style-name="Standard"/>
      <text:p text:style-name="Standard"/>
      <text:p text:style-name="P11">update our form to see which author is part of our book. </text:p>
      <text:p text:style-name="P11"/>
      <text:p text:style-name="P11">In newbookHandlebars we need listing of authors. Dropdown</text:p>
      <text:p text:style-name="P11"/>
      <text:p text:style-name="P11">&lt;select name=”author”&gt;</text:p>
      <text:p text:style-name="P11"><text:tab/>{{#each author}}</text:p>
      <text:p text:style-name="P11"><text:soft-page-break/><text:tab/><text:tab/>&lt;option value=”{{this._id}}”&gt;this.name&lt;/option&gt;</text:p>
      <text:p text:style-name="P11"><text:tab/>{{/each}}<text:tab/></text:p>
      <text:p text:style-name="P11"/>
      <text:p text:style-name="P11">&lt;/select&gt;</text:p>
      <text:p text:style-name="P11"/>
      <text:p text:style-name="P12">now in book controller, we have to get our authors</text:p>
      <text:p text:style-name="P12"/>
      <text:p text:style-name="P12">in make of book (that shows new form to enter book detail)</text:p>
      <text:p text:style-name="P12">let author = <text:span text:style-name="T6">await</text:span> AuthorModel.find().select(“_id name”)</text:p>
      <text:p text:style-name="P12"/>
      <text:p text:style-name="P12"><text:s/><text:span text:style-name="T7">now update the create book function too, as we have author id for author in the schema. </text:span></text:p>
      <text:p text:style-name="P12"/>
      <text:p text:style-name="P13">In book show now you have to show author too. So following query:</text:p>
      <text:p text:style-name="P13"/>
      <text:p text:style-name="P14">Let Book = await BookModel.findById(id).<text:span text:style-name="T8">populate</text:span>(“author”).send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9:25:18.198975681</meta:creation-date>
    <dc:date>2018-12-12T09:56:43.504246562</dc:date>
    <meta:editing-duration>PT31M17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2" meta:paragraph-count="45" meta:word-count="215" meta:character-count="1380" meta:non-whitespace-character-count="1193"/>
  </office:meta>
</office:document-meta>
</file>